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5.752cm" fo:min-width="13.293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3.18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86cm" fo:min-width="1.036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06cm" fo:min-width="4.154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93cm" svg:height="16.002cm" svg:x="6.207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83cm" svg:height="1.905cm" svg:x="8.141cm" svg:y="1.635cm">
          <text:p text:style-name="P2">N = 100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41cm" svg:y1="3.54cm" svg:x2="10.041cm" svg:y2="5.572cm">
          <text:p/>
        </draw:line>
        <draw:custom-shape draw:style-name="gr2" draw:text-style-name="P1" draw:layer="layout" svg:width="3.683cm" svg:height="1.905cm" svg:x="8.112cm" svg:y="5.635cm">
          <text:p text:style-name="P2">i = 0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012cm" svg:y1="7.54cm" svg:x2="10.012cm" svg:y2="9.572cm">
          <text:p/>
        </draw:line>
        <draw:custom-shape draw:style-name="gr4" draw:text-style-name="P1" draw:layer="layout" svg:width="3.072cm" svg:height="3.072cm" svg:x="8.481cm" svg:y="9.611cm">
          <text:p text:style-name="P2">i 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3" draw:layer="layout" svg:x1="10.012cm" svg:y1="12.64cm" svg:x2="10.012cm" svg:y2="14.672cm">
          <text:p/>
        </draw:line>
        <draw:custom-shape draw:style-name="gr5" draw:text-style-name="P1" draw:layer="layout" svg:width="4.794cm" svg:height="1.45cm" svg:x="7.62cm" svg:y="14.694cm">
          <text:p text:style-name="P2">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3" draw:layer="layout" svg:x1="11.541cm" svg:y1="11.16cm" svg:x2="14.97cm" svg:y2="11.16cm">
          <text:p/>
        </draw:line>
        <draw:custom-shape draw:style-name="gr2" draw:text-style-name="P1" draw:layer="layout" svg:width="3.683cm" svg:height="1.905cm" svg:x="14.97cm" svg:y="10.144cm">
          <text:p text:style-name="P2">Body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6.748cm" svg:y1="10.144cm" svg:x2="16.748cm" svg:y2="9.128cm">
          <text:p/>
        </draw:line>
        <draw:custom-shape draw:style-name="gr2" draw:text-style-name="P1" draw:layer="layout" svg:width="3.683cm" svg:height="1.905cm" svg:x="14.97cm" svg:y="7.223cm">
          <text:p text:style-name="P2">i = i + 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97cm" svg:y1="8.239cm" svg:x2="10.017cm" svg:y2="8.239cm">
          <text:p/>
        </draw:line>
        <draw:frame draw:style-name="gr6" draw:text-style-name="P4" draw:layer="layout" svg:width="2.54cm" svg:height="0.962cm" svg:x="10.271cm" svg:y="13.065cm">
          <draw:text-box>
            <text:p>TRUE</text:p>
          </draw:text-box>
        </draw:frame>
        <draw:frame draw:style-name="gr7" draw:text-style-name="P4" draw:layer="layout" svg:width="2.667cm" svg:height="1.016cm" svg:x="11.811cm" svg:y="10.255cm">
          <draw:text-box>
            <text:p>FALS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16:19:35.387635069</meta:creation-date>
    <dc:date>2017-10-10T17:46:49.500497868</dc:date>
    <meta:editing-duration>PT1H5M53S</meta:editing-duration>
    <meta:editing-cycles>2</meta:editing-cycles>
    <meta:generator>LibreOffice/5.1.6.2$Linux_X86_64 LibreOffice_project/10m0$Build-2</meta:generator>
    <meta:document-statistic meta:object-count="15"/>
  </office:meta>
</office:document-meta>
</file>